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Univers Com 45 Light" svg:font-family="'Univers Com 45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KacstBook" svg:font-family="KacstBook" style:font-family-generic="system" style:font-pitch="variable"/>
    <style:font-face style:name="Lohit Devanagari" svg:font-family="'Lohit Devanagari'" style:font-family-generic="system" style:font-pitch="variable"/>
    <style:font-face style:name="Noto Kufi Arabic" svg:font-family="'Noto Kufi Arab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text-properties officeooo:rsid="001f4420" officeooo:paragraph-rsid="001f4420"/>
    </style:style>
    <style:style style:name="P2" style:family="paragraph" style:parent-style-name="Standard">
      <style:text-properties officeooo:rsid="001f4420" officeooo:paragraph-rsid="001f4420"/>
    </style:style>
    <style:style style:name="P3" style:family="paragraph" style:parent-style-name="Standard">
      <style:paragraph-properties fo:margin-top="0cm" fo:margin-bottom="0cm" loext:contextual-spacing="false" fo:text-align="center" style:justify-single-word="false"/>
      <style:text-properties officeooo:rsid="001f4420" officeooo:paragraph-rsid="001f4420"/>
    </style:style>
    <style:style style:name="P4" style:family="paragraph" style:parent-style-name="Standard">
      <style:paragraph-properties fo:margin-top="0cm" fo:margin-bottom="0cm" loext:contextual-spacing="false" fo:text-align="justify" style:justify-single-word="false"/>
      <style:text-properties officeooo:rsid="001fb39a" officeooo:paragraph-rsid="002196f6"/>
    </style:style>
    <style:style style:name="P5" style:family="paragraph" style:parent-style-name="Standard">
      <style:paragraph-properties fo:margin-top="0.101cm" fo:margin-bottom="0.101cm" loext:contextual-spacing="false" fo:text-align="justify" style:justify-single-word="false"/>
      <style:text-properties officeooo:rsid="001f4420" officeooo:paragraph-rsid="001f4420"/>
    </style:style>
    <style:style style:name="P6" style:family="paragraph" style:parent-style-name="Standard" style:list-style-name="L1">
      <style:paragraph-properties fo:margin-top="0.101cm" fo:margin-bottom="0.101cm" loext:contextual-spacing="false" fo:text-align="justify" style:justify-single-word="false"/>
      <style:text-properties officeooo:rsid="001f4420" officeooo:paragraph-rsid="001f4420"/>
    </style:style>
    <style:style style:name="P7" style:family="paragraph" style:parent-style-name="Standard" style:list-style-name="L1">
      <style:paragraph-properties fo:margin-top="0.101cm" fo:margin-bottom="0.101cm" loext:contextual-spacing="false" fo:text-align="justify" style:justify-single-word="false"/>
      <style:text-properties officeooo:rsid="001f4420" officeooo:paragraph-rsid="0022600c"/>
    </style:style>
    <style:style style:name="P8" style:family="paragraph" style:parent-style-name="Standard" style:list-style-name="L1">
      <style:paragraph-properties fo:margin-top="0.101cm" fo:margin-bottom="0.101cm" loext:contextual-spacing="false" fo:text-align="justify" style:justify-single-word="false"/>
      <style:text-properties officeooo:rsid="001fb39a" officeooo:paragraph-rsid="0022600c"/>
    </style:style>
    <style:style style:name="P9" style:family="paragraph" style:parent-style-name="Standard" style:list-style-name="L1">
      <style:paragraph-properties fo:margin-top="0.101cm" fo:margin-bottom="0.101cm" loext:contextual-spacing="false" fo:text-align="justify" style:justify-single-word="false"/>
      <style:text-properties officeooo:rsid="001fb39a" officeooo:paragraph-rsid="001fb39a"/>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solid" draw:fill-color="#fffff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93939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04b51"/>
    </style:style>
    <style:style style:name="T2"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e" draw:textarea-horizontal-align="justify" draw:textarea-vertical-align="middle" draw:auto-grow-height="false" fo:min-height="1.05cm" fo:min-width="1.39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e" draw:textarea-horizontal-align="justify" draw:textarea-vertical-align="middle" draw:auto-grow-height="false" fo:min-height="1.05cm" fo:min-width="2.7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939393" draw:textarea-horizontal-align="justify" draw:textarea-vertical-align="middle" draw:auto-grow-height="false" fo:min-height="0cm" fo:min-width="0.1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939393" draw:textarea-horizontal-align="justify" draw:textarea-vertical-align="middle" draw:auto-grow-height="false" fo:min-height="0cm" fo:min-width="0.28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939393" draw:textarea-horizontal-align="justify" draw:textarea-vertical-align="middle" draw:auto-grow-height="false" fo:min-height="0.148cm" fo:min-width="0.399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9" style:family="graphic">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939393" draw:textarea-horizontal-align="justify" draw:textarea-vertical-align="middle" draw:auto-grow-height="false" fo:min-height="0cm" fo:min-width="0.20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e" draw:textarea-horizontal-align="justify" draw:textarea-vertical-align="middle" draw:auto-grow-height="false" fo:min-height="1.05cm" fo:min-width="1.399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mer Raspberry</text:h>
      <text:p text:style-name="P2"/>
      <text:p text:style-name="P5">Como parte del proyecto se considera diseñar y construir un sub-sistema que permita controlar el encendido de la Raspberry, actualmente (en la fase de pruebas) ésta tarea esta siendo ejecutada por un timer comercial (Timer Steren) el cual se modificó para adecuarlo a las conexiones necesarias. La propuesta que se plantea para la solución de este problema es la siguiente:</text:p>
      <text:list xml:id="list469849537" text:style-name="L1">
        <text:list-item>
          <text:p text:style-name="P6">Utilizar un módulo RTC DS3231 que es un reloj con alimentación independiente y comunicación I2C.</text:p>
        </text:list-item>
        <text:list-item>
          <text:p text:style-name="P6">Éste módulo se utilizará como referencia para que en conjunto con un microcontrolador se pueda encender la Raspberry a una hora determinada todos los días.</text:p>
        </text:list-item>
        <text:list-item>
          <text:p text:style-name="P7">Adicionalmente, se incluirá en el diseño un botón de encendido para poder activar el Raspberry de manera manual; para cuando se desean realizar las pruebas en el sistema. </text:p>
        </text:list-item>
        <text:list-item>
          <text:p text:style-name="P8">El apagado del Raspberry se deberá llevar a cabo mediante la ejecución de comandos en terminal, como medio de protección.</text:p>
        </text:list-item>
        <text:list-item>
          <text:p text:style-name="P9">Dentro de los programas de trabajo se incluirá como se mencionó un archivo de configuración desde el cual se programarán las horas de encendido y apagado del Raspberry</text:p>
        </text:list-item>
      </text:list>
      <text:p text:style-name="P4">Los materiales adicionales (arriba mencionados) se deberán de incluir en los costos de diseño. <text:span text:style-name="T1">La imagen siguiente muestra la estructura general propuesta para el sistema.</text:span></text:p>
      <text:p text:style-name="P3"><draw:g text:anchor-type="as-char" draw:z-index="0" draw:name="Forma1" draw:style-name="gr1"><draw:custom-shape draw:style-name="gr2" draw:text-style-name="P11" svg:width="1.9cm" svg:height="1.301cm" svg:x="0cm" svg:y="2cm"><text:p text:style-name="P10"><text:span text:style-name="T2">DS3231</text:span></text:p><draw:enhanced-geometry svg:viewBox="0 0 21600 21600" draw:type="rectangle" draw:enhanced-path="M 0 0 L 21600 0 21600 21600 0 21600 0 0 Z N"/></draw:custom-shape><draw:custom-shape draw:style-name="gr3" draw:text-style-name="P11" svg:width="3.301cm" svg:height="1.301cm" svg:x="2.699cm" svg:y="2cm"><text:p text:style-name="P10"><text:span text:style-name="T2">Microcontrolador</text:span></text:p><draw:enhanced-geometry svg:viewBox="0 0 21600 21600" draw:type="rectangle" draw:enhanced-path="M 0 0 L 21600 0 21600 21600 0 21600 0 0 Z N"/></draw:custom-shape><draw:custom-shape draw:style-name="gr3" draw:text-style-name="P11" svg:width="3.301cm" svg:height="1.301cm" svg:x="6.899cm" svg:y="2cm"><text:p text:style-name="P10"><text:span text:style-name="T2">Raspberry</text:span></text:p><draw:enhanced-geometry svg:viewBox="0 0 21600 21600" draw:type="rectangle" draw:enhanced-path="M 0 0 L 21600 0 21600 21600 0 21600 0 0 Z N"/></draw:custom-shape><draw:custom-shape draw:style-name="gr4" draw:text-style-name="P12" svg:width="0.8cm" svg:height="0.399cm" svg:x="1.9cm" svg:y="2.4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2" svg:width="0.9cm" svg:height="0.399cm" svg:x="5.999cm" svg:y="2.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 svg:width="0.9cm" svg:height="0.399cm" svg:x="5.999cm" svg:y="2.701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8" draw:text-style-name="P13" svg:x1="4.199cm" svg:y1="0.95cm" svg:x2="3.999cm" svg:y2="0.95cm"><text:p/></draw:line><draw:line draw:style-name="gr8" draw:text-style-name="P13" svg:x1="4.699cm" svg:y1="0.95cm" svg:x2="4.499cm" svg:y2="0.95cm"><text:p/></draw:line><draw:custom-shape draw:style-name="gr9" draw:text-style-name="P13" svg:width="0.101cm" svg:height="0.101cm" svg:x="4.149cm" svg:y="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 svg:width="0.101cm" svg:height="0.101cm" svg:x="4.449cm" svg:y="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3" svg:x1="4.199cm" svg:y1="0.75cm" svg:x2="4.499cm" svg:y2="0.75cm"><text:p/></draw:line><draw:line draw:style-name="gr8" draw:text-style-name="P13" svg:x1="4.349cm" svg:y1="0.5cm" svg:x2="4.349cm" svg:y2="0.75cm"><text:p/></draw:line></draw:g><draw:custom-shape draw:style-name="gr10" draw:text-style-name="P12" svg:width="0.802cm" svg:height="0.401cm" draw:transform="rotate (-1.5707963267949) translate (4.54906944444444cm 1.1994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4" svg:width="1.9cm" svg:height="1.301cm" svg:x="4.699cm" svg:y="0cm"><text:p text:style-name="P10"><text:span text:style-name="T2">Encendido</text:span></text:p><text:p text:style-name="P10"><text:span text:style-name="T2">Manual</text:span></text:p><draw:enhanced-geometry svg:viewBox="0 0 21600 21600" draw:type="rectangle" draw:enhanced-path="M 0 0 L 21600 0 21600 21600 0 21600 0 0 Z N"/></draw:custom-shape></draw: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Univers Com 45 Light" svg:font-family="'Univers Com 45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KacstBook" svg:font-family="KacstBook" style:font-family-generic="system" style:font-pitch="variable"/>
    <style:font-face style:name="Lohit Devanagari" svg:font-family="'Lohit Devanagari'" style:font-family-generic="system" style:font-pitch="variable"/>
    <style:font-face style:name="Noto Kufi Arabic" svg:font-family="'Noto Kufi Arab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MX" style:letter-kerning="false" style:font-name-asian="DejaVu Sans" style:font-size-asian="10pt" style:language-asian="en" style:country-asian="US" style:font-name-complex="Noto Kufi Arabic" style:font-size-complex="10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Calibri" fo:font-size="10pt" fo:language="es" fo:country="MX" style:letter-kerning="false" style:font-name-asian="DejaVu Sans" style:font-size-asian="10pt" style:language-asian="en" style:country-asian="US" style:font-name-complex="Noto Kufi Arabic"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1"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KacstBook" style:font-family-complex="KacstBook"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1pt" fo:font-weight="bold" style:font-name-asian="Calibri1" style:font-family-asian="Calibri" style:font-family-generic-asian="system" style:font-pitch-asian="variable" style:font-size-asian="11pt" style:font-weight-asian="bold" style:font-name-complex="KacstBook" style:font-family-complex="KacstBook" style:font-family-generic-complex="system" style:font-pitch-complex="variable" style:font-size-complex="11pt" style:font-weight-complex="bold"/>
    </style:style>
    <style:style style:name="Title" style:family="paragraph" style:parent-style-name="Standard" style:default-outline-level="" style:class="chapter">
      <style:paragraph-properties fo:margin-left="0cm" fo:margin-right="0.071cm" fo:text-align="end" style:justify-single-word="false" fo:text-indent="0cm" style:auto-text-indent="false"/>
      <style:text-properties fo:font-size="30pt" style:font-size-asian="3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212cm" fo:margin-bottom="0cm" loext:contextual-spacing="false" fo:background-color="#4472c4" fo:padding="0cm" fo:border="3pt solid #4472c4"/>
      <style:text-properties fo:text-transform="uppercase" fo:color="#ffffff" fo:font-size="11pt" fo:letter-spacing="0.026cm" style:font-size-asian="11pt" style:font-size-complex="11pt"/>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4472c4" fo:border-bottom="none"/>
      <style:text-properties fo:text-transform="uppercase" fo:color="#1f3763"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4472c4" fo:border-bottom="none"/>
      <style:text-properties fo:text-transform="uppercase" fo:color="#2f5496" fo:letter-spacing="0.018cm"/>
    </style:style>
    <style:style style:name="Heading_20_5" style:display-name="Heading 5" style:family="paragraph" style:parent-style-name="Standard" style:next-style-name="Standard" style:default-outline-level="5" style:list-style-name="" style:class="text">
      <style:paragraph-properties fo:margin-top="0.453cm" fo:margin-bottom="0.101cm" loext:contextual-spacing="false" fo:padding-left="0cm" fo:padding-right="0cm" fo:padding-top="0cm" fo:padding-bottom="0.035cm" fo:border-left="none" fo:border-right="none" fo:border-top="none" fo:border-bottom="0.74pt solid #4472c4"/>
      <style:text-properties fo:text-transform="uppercase" fo:color="#2f5496"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4472c4"/>
      <style:text-properties fo:text-transform="uppercase" fo:color="#2f5496"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f5496"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next-style-name="Standard" style:default-outline-level="">
      <style:paragraph-properties fo:text-align="center" style:justify-single-word="false"/>
      <style:text-properties fo:font-weight="bold"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882cm" loext:contextual-spacing="false"/>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es" fo:country="MX" style:font-name-asian="DejaVu Sans" style:font-family-asian="'DejaVu Sans'" style:font-family-generic-asian="system" style:font-pitch-asian="variable" style:font-size-asian="10pt" style:language-asian="en" style:country-asian="US" style:font-name-complex="Noto Kufi Arabic" style:font-family-complex="'Noto Kufi Arabic'"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text-align="center" style:justify-single-word="false" fo:text-indent="0cm"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loext:graphic-properties draw:fill="solid" draw:fill-color="#4472c4"/>
      <style:paragraph-properties fo:background-color="#4472c4"/>
    </style:style>
    <style:style style:name="ListLabel_20_324" style:display-name="ListLabel 324" style:family="text">
      <style:text-properties style:font-name="Arial" fo:font-family="Arial" style:font-family-generic="roman" style:font-pitch="variable" fo:font-size="10pt" style:font-size-asian="10pt"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ffffff" fo:font-size="11pt" fo:letter-spacing="0.026cm" fo:background-color="#4472c4" style:font-size-asian="11pt" style:font-size-complex="11pt"/>
    </style:style>
    <style:style style:name="Título_20_2_20_Car" style:display-name="Título 2 Car" style:family="text" style:parent-style-name="Default_20_Paragraph_20_Font">
      <style:text-properties fo:text-transform="uppercase" fo:letter-spacing="0.026cm" fo:background-color="#d9e2f3"/>
    </style:style>
    <style:style style:name="Título_20_3_20_Car" style:display-name="Título 3 Car" style:family="text" style:parent-style-name="Default_20_Paragraph_20_Font">
      <style:text-properties fo:text-transform="uppercase" fo:color="#1f3763" fo:letter-spacing="0.026cm"/>
    </style:style>
    <style:style style:name="Título_20_4_20_Car" style:display-name="Título 4 Car" style:family="text" style:parent-style-name="Default_20_Paragraph_20_Font">
      <style:text-properties fo:text-transform="uppercase" fo:color="#2f5496" fo:letter-spacing="0.018cm"/>
    </style:style>
    <style:style style:name="Título_20_5_20_Car" style:display-name="Título 5 Car" style:family="text" style:parent-style-name="Default_20_Paragraph_20_Font">
      <style:text-properties fo:text-transform="uppercase" fo:color="#2f5496" fo:letter-spacing="0.018cm"/>
    </style:style>
    <style:style style:name="Título_20_6_20_Car" style:display-name="Título 6 Car" style:family="text" style:parent-style-name="Default_20_Paragraph_20_Font">
      <style:text-properties fo:text-transform="uppercase" fo:color="#2f5496" fo:letter-spacing="0.018cm"/>
    </style:style>
    <style:style style:name="Título_20_7_20_Car" style:display-name="Título 7 Car" style:family="text" style:parent-style-name="Default_20_Paragraph_20_Font">
      <style:text-properties fo:text-transform="uppercase" fo:color="#2f5496" fo:letter-spacing="0.018cm"/>
    </style:style>
    <style:style style:name="Título_20_8_20_Car" style:display-name="Título 8 Car" style:family="text" style:parent-style-name="Default_20_Paragraph_20_Font">
      <style:text-properties fo:text-transform="uppercase" fo:font-size="9pt" fo:letter-spacing="0.018cm" style:font-size-asian="9pt" style:font-size-complex="9pt"/>
    </style:style>
    <style:style style:name="Título_20_9_20_Car" style:display-name="Título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Default_20_Paragraph_20_Font">
      <style:text-properties fo:text-transform="uppercase" fo:color="#4472c4"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Noto Kufi Arabic" style:font-family-complex="'Noto Kufi Arabic'" style:font-family-generic-complex="system" style:font-pitch-complex="variable" style:font-size-complex="26pt"/>
    </style:style>
    <style:style style:name="Subtítulo_20_Car" style:display-name="Subtítulo C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9cm"/>
    </style:style>
    <style:style style:name="Cita_20_Car" style:display-name="Cita Car" style:family="text" style:parent-style-name="Default_20_Paragraph_20_Font">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18cm"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fontstyle01" style:family="text" style:parent-style-name="Default_20_Paragraph_20_Font">
      <style:text-properties fo:color="#000000" style:font-name="Univers Com 45 Light" fo:font-family="'Univers Com 45 Light'"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Calibri1" style:font-family-complex="Calibri"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30T13:24:03.685029485</meta:creation-date>
    <meta:editing-duration>PT19H12M8S</meta:editing-duration>
    <meta:editing-cycles>5</meta:editing-cycles>
    <meta:generator>LibreOffice/6.4.0.3$Linux_X86_64 LibreOffice_project/b0a288ab3d2d4774cb44b62f04d5d28733ac6df8</meta:generator>
    <dc:title>Mi_plantilla_1</dc:title>
    <dc:date>2020-02-06T23:51:37.433199381</dc:date>
    <meta:document-statistic meta:table-count="0" meta:image-count="0" meta:object-count="0" meta:page-count="1" meta:paragraph-count="9" meta:word-count="208" meta:character-count="1274" meta:non-whitespace-character-count="1078"/>
    <meta:template xlink:type="simple" xlink:actuate="onRequest" xlink:title="Mi_plantilla_1" xlink:href="../../.config/libreoffice/4/user/template/Mi_plantilla_1.ott" meta:date="2019-10-30T13:24:03.053899996"/>
  </office:meta>
</office:document-meta>
</file>